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Table4" style:family="table">
      <style:table-properties style:width="6.5in" table:align="margins" style:shadow="none" fo:keep-with-next="alway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9b951"/>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6"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7" style:family="paragraph" style:parent-style-name="Title">
      <style:paragraph-properties fo:line-height="115%" fo:break-before="page" style:writing-mode="lr-tb"/>
    </style:style>
    <style:style style:name="P8" style:family="paragraph" style:parent-style-name="Standard">
      <style:paragraph-properties fo:margin-top="0in" fo:margin-bottom="0in" style:contextual-spacing="false" fo:line-height="115%" fo:break-before="auto" fo:break-after="auto" style:writing-mode="lr-tb"/>
    </style:style>
    <style:style style:name="P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style:writing-mode="lr-tb"/>
    </style:style>
    <style:style style:name="P12" style:family="paragraph" style:parent-style-name="Standard">
      <style:paragraph-properties fo:line-height="115%" style:writing-mode="lr-tb"/>
      <style:text-properties officeooo:paragraph-rsid="0009b951"/>
    </style:style>
    <style:style style:name="P13" style:family="paragraph" style:parent-style-name="Standard">
      <style:paragraph-properties fo:line-height="115%" style:writing-mode="lr-tb"/>
      <style:text-properties officeooo:paragraph-rsid="0009c2b9"/>
    </style:style>
    <style:style style:name="P14" style:family="paragraph" style:parent-style-name="Standard">
      <style:paragraph-properties fo:line-height="115%" style:writing-mode="lr-tb"/>
      <style:text-properties officeooo:paragraph-rsid="000b7225"/>
    </style:style>
    <style:style style:name="P15" style:family="paragraph" style:parent-style-name="Standard" style:master-page-name="Standard">
      <style:paragraph-properties fo:line-height="115%" style:page-number="auto" fo:break-before="auto" fo:break-after="auto" style:writing-mode="lr-tb"/>
    </style:style>
    <style:style style:name="P16" style:family="paragraph" style:parent-style-name="Standard">
      <style:text-properties officeooo:paragraph-rsid="00152055"/>
    </style:style>
    <style:style style:name="P17" style:family="paragraph" style:parent-style-name="Standard" style:list-style-name=""/>
    <style:style style:name="P18" style:family="paragraph" style:parent-style-name="Standard" style:list-style-name="">
      <style:text-properties officeooo:paragraph-rsid="0019ced9"/>
    </style:style>
    <style:style style:name="P19" style:family="paragraph" style:parent-style-name="Standard" style:list-style-name="">
      <style:text-properties officeooo:paragraph-rsid="001c59ca"/>
    </style:style>
    <style:style style:name="P20" style:family="paragraph" style:parent-style-name="Standard" style:list-style-name="">
      <style:text-properties officeooo:paragraph-rsid="001e7a52"/>
    </style:style>
    <style:style style:name="P21" style:family="paragraph" style:parent-style-name="Standard" style:list-style-name="">
      <style:text-properties officeooo:paragraph-rsid="001fa499"/>
    </style:style>
    <style:style style:name="P22" style:family="paragraph" style:parent-style-name="Standard" style:list-style-name="">
      <style:paragraph-properties>
        <style:tab-stops>
          <style:tab-stop style:position="6.2398in"/>
        </style:tab-stops>
      </style:paragraph-properties>
      <style:text-properties officeooo:paragraph-rsid="001a5df5"/>
    </style:style>
    <style:style style:name="P23" style:family="paragraph" style:parent-style-name="Standard">
      <style:paragraph-properties fo:line-height="115%" style:writing-mode="lr-tb"/>
      <style:text-properties fo:font-weight="bold" officeooo:rsid="000cd611" officeooo:paragraph-rsid="000cd611" style:font-weight-asian="bold" style:font-weight-complex="bold"/>
    </style:style>
    <style:style style:name="P24" style:family="paragraph" style:parent-style-name="Standard">
      <style:paragraph-properties fo:line-height="115%" style:writing-mode="lr-tb"/>
      <style:text-properties officeooo:rsid="000b7225" officeooo:paragraph-rsid="000b7225"/>
    </style:style>
    <style:style style:name="P25" style:family="paragraph" style:parent-style-name="Standard">
      <style:paragraph-properties fo:line-height="115%" style:writing-mode="lr-tb"/>
      <style:text-properties officeooo:paragraph-rsid="00152055"/>
    </style:style>
    <style:style style:name="P26" style:family="paragraph" style:parent-style-name="Standard">
      <style:paragraph-properties fo:line-height="115%" style:writing-mode="lr-tb"/>
      <style:text-properties officeooo:paragraph-rsid="00156bc2"/>
    </style:style>
    <style:style style:name="P27" style:family="paragraph" style:parent-style-name="Standard">
      <style:paragraph-properties fo:line-height="115%" style:writing-mode="lr-tb"/>
      <style:text-properties officeooo:paragraph-rsid="00176e0a"/>
    </style:style>
    <style:style style:name="P28" style:family="paragraph" style:parent-style-name="Standard" style:list-style-name="">
      <style:paragraph-properties fo:line-height="115%" style:writing-mode="lr-tb"/>
      <style:text-properties officeooo:paragraph-rsid="00176e0a"/>
    </style:style>
    <style:style style:name="P29" style:family="paragraph" style:parent-style-name="Standard" style:list-style-name="LS1">
      <style:paragraph-properties fo:margin-top="0in" fo:margin-bottom="0in" style:contextual-spacing="false" fo:line-height="115%" fo:break-before="auto" fo:break-after="auto" style:writing-mode="lr-tb"/>
    </style:style>
    <style:style style:name="P30" style:family="paragraph" style:parent-style-name="Standard">
      <style:paragraph-properties fo:line-height="115%" fo:break-before="auto" fo:break-after="auto" style:writing-mode="lr-tb"/>
      <style:text-properties officeooo:paragraph-rsid="000eab30"/>
    </style:style>
    <style:style style:name="P31" style:family="paragraph" style:parent-style-name="Standard">
      <style:paragraph-properties fo:line-height="115%" fo:break-before="auto" fo:break-after="auto" style:writing-mode="lr-tb"/>
      <style:text-properties officeooo:paragraph-rsid="00156bc2"/>
    </style:style>
    <style:style style:name="P32" style:family="paragraph" style:parent-style-name="Heading_20_1">
      <style:paragraph-properties fo:line-height="115%" fo:break-before="auto" fo:break-after="auto" style:writing-mode="lr-tb"/>
    </style:style>
    <style:style style:name="P33" style:family="paragraph" style:parent-style-name="Heading_20_1">
      <style:paragraph-properties fo:line-height="115%" fo:break-before="auto" fo:break-after="auto" style:writing-mode="lr-tb"/>
      <style:text-properties officeooo:paragraph-rsid="00176e0a"/>
    </style:style>
    <style:style style:name="P34" style:family="paragraph" style:parent-style-name="Heading_20_1">
      <style:paragraph-properties fo:line-height="115%" style:writing-mode="lr-tb"/>
    </style:style>
    <style:style style:name="P35" style:family="paragraph" style:parent-style-name="Heading_20_1" style:list-style-name="">
      <style:paragraph-properties fo:line-height="115%" style:writing-mode="lr-tb"/>
      <style:text-properties officeooo:paragraph-rsid="00176e0a"/>
    </style:style>
    <style:style style:name="P36" style:family="paragraph" style:parent-style-name="Heading_20_1" style:list-style-name="">
      <style:paragraph-properties fo:line-height="115%" style:writing-mode="lr-tb"/>
      <style:text-properties officeooo:paragraph-rsid="001925ec"/>
    </style:style>
    <style:style style:name="P37" style:family="paragraph" style:parent-style-name="Heading_20_1" style:list-style-name="">
      <style:paragraph-properties fo:line-height="115%" style:writing-mode="lr-tb"/>
      <style:text-properties officeooo:paragraph-rsid="0019aac5"/>
    </style:style>
    <style:style style:name="P38" style:family="paragraph" style:parent-style-name="Heading_20_1" style:list-style-name="">
      <style:paragraph-properties fo:line-height="115%" style:writing-mode="lr-tb"/>
      <style:text-properties officeooo:paragraph-rsid="001e7a52"/>
    </style:style>
    <style:style style:name="P39" style:family="paragraph" style:parent-style-name="Heading_20_1" style:list-style-name=""/>
    <style:style style:name="P40" style:family="paragraph" style:parent-style-name="Heading_20_2">
      <style:paragraph-properties fo:line-height="115%" fo:break-before="auto" fo:break-after="auto" style:writing-mode="lr-tb"/>
    </style:style>
    <style:style style:name="P41" style:family="paragraph" style:parent-style-name="Heading_20_2">
      <style:paragraph-properties fo:margin-top="0in" fo:margin-bottom="0in" style:contextual-spacing="false" fo:line-height="115%" fo:break-before="auto" fo:break-after="auto" style:writing-mode="lr-tb"/>
    </style:style>
    <style:style style:name="P42"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43" style:family="paragraph" style:parent-style-name="Title" style:master-page-name="Standard">
      <style:paragraph-properties fo:line-height="115%" style:page-number="auto" fo:break-before="auto" fo:break-after="auto" style:writing-mode="lr-tb"/>
    </style:style>
    <style:style style:name="P44" style:family="paragraph" style:parent-style-name="Table_20_Contents">
      <style:text-properties officeooo:paragraph-rsid="0012224c"/>
    </style:style>
    <style:style style:name="P45" style:family="paragraph" style:parent-style-name="Table_20_Contents">
      <style:text-properties officeooo:paragraph-rsid="00152055"/>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weight="bold" officeooo:rsid="001fa499" style:font-weight-asian="bold" style:font-weight-complex="bold"/>
    </style:style>
    <style:style style:name="T4" style:family="text">
      <style:text-properties fo:font-weight="bold" officeooo:rsid="002014c5" style:font-weight-asian="bold" style:font-weight-complex="bold"/>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officeooo:rsid="00152055" fo:background-color="#ffff00"/>
    </style:style>
    <style:style style:name="T8" style:family="text">
      <style:text-properties style:font-name="Arial" fo:font-size="11pt" fo:font-weight="normal" style:font-name-asian="Arial" style:font-size-asian="11pt" style:font-weight-asian="normal" style:font-name-complex="Arial" style:font-size-complex="11pt" style:font-weight-complex="normal"/>
    </style:style>
    <style:style style:name="T9"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10" style:family="text">
      <style:text-properties style:font-name="Courier New" fo:font-size="9pt" style:font-name-asian="Courier New" style:font-size-asian="9pt" style:font-name-complex="Courier New" style:font-size-complex="9pt"/>
    </style:style>
    <style:style style:name="T11" style:family="text">
      <style:text-properties officeooo:rsid="0009b951"/>
    </style:style>
    <style:style style:name="T12" style:family="text">
      <style:text-properties officeooo:rsid="0009c2b9"/>
    </style:style>
    <style:style style:name="T13" style:family="text">
      <style:text-properties officeooo:rsid="000b7225"/>
    </style:style>
    <style:style style:name="T14" style:family="text">
      <style:text-properties officeooo:rsid="000cd611"/>
    </style:style>
    <style:style style:name="T15" style:family="text">
      <style:text-properties officeooo:rsid="000eab30"/>
    </style:style>
    <style:style style:name="T16" style:family="text">
      <style:text-properties officeooo:rsid="0012224c"/>
    </style:style>
    <style:style style:name="T17" style:family="text">
      <style:text-properties officeooo:rsid="00152055"/>
    </style:style>
    <style:style style:name="T18" style:family="text">
      <style:text-properties officeooo:rsid="00156bc2"/>
    </style:style>
    <style:style style:name="T19" style:family="text">
      <style:text-properties officeooo:rsid="00160417"/>
    </style:style>
    <style:style style:name="T20" style:family="text">
      <style:text-properties officeooo:rsid="001654b1"/>
    </style:style>
    <style:style style:name="T21" style:family="text">
      <style:text-properties officeooo:rsid="00176e0a"/>
    </style:style>
    <style:style style:name="T22" style:family="text">
      <style:text-properties officeooo:rsid="001925ec"/>
    </style:style>
    <style:style style:name="T23" style:family="text">
      <style:text-properties officeooo:rsid="0019aac5"/>
    </style:style>
    <style:style style:name="T24" style:family="text">
      <style:text-properties fo:font-style="italic" officeooo:rsid="0019aac5" style:font-style-asian="italic" style:font-style-complex="italic"/>
    </style:style>
    <style:style style:name="T25" style:family="text">
      <style:text-properties fo:font-style="italic" officeooo:rsid="001a5df5" style:font-style-asian="italic" style:font-style-complex="italic"/>
    </style:style>
    <style:style style:name="T26" style:family="text">
      <style:text-properties fo:font-style="normal" officeooo:rsid="0019aac5" style:font-style-asian="normal" style:font-style-complex="normal"/>
    </style:style>
    <style:style style:name="T27" style:family="text">
      <style:text-properties fo:font-style="normal" officeooo:rsid="0019ced9" style:font-style-asian="normal" style:font-style-complex="normal"/>
    </style:style>
    <style:style style:name="T28" style:family="text">
      <style:text-properties fo:font-style="normal" officeooo:rsid="001a5df5" style:font-style-asian="normal" style:font-style-complex="normal"/>
    </style:style>
    <style:style style:name="T29" style:family="text">
      <style:text-properties officeooo:rsid="0019ced9"/>
    </style:style>
    <style:style style:name="T30" style:family="text">
      <style:text-properties officeooo:rsid="001a5df5"/>
    </style:style>
    <style:style style:name="T31" style:family="text">
      <style:text-properties officeooo:rsid="001c59ca"/>
    </style:style>
    <style:style style:name="T32" style:family="text">
      <style:text-properties officeooo:rsid="001ccd75"/>
    </style:style>
    <style:style style:name="T33" style:family="text">
      <style:text-properties officeooo:rsid="001e7a52"/>
    </style:style>
    <style:style style:name="T34" style:family="text">
      <style:text-properties officeooo:rsid="001fa499"/>
    </style:style>
    <style:style style:name="T35" style:family="text">
      <style:text-properties fo:font-weight="normal" officeooo:rsid="001fa499" style:font-weight-asian="normal" style:font-weight-complex="normal"/>
    </style:style>
    <style:style style:name="T36" style:family="text">
      <style:text-properties fo:font-weight="normal" officeooo:rsid="002014c5" style:font-weight-asian="normal" style:font-weight-complex="normal"/>
    </style:style>
    <style:style style:name="T37" style:family="text">
      <style:text-properties fo:font-weight="normal" officeooo:rsid="0020e5bc"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h.ibn3rgajuksw"/>Analyticka cast</text:p>
      <text:p text:style-name="P1"/>
      <text:h text:style-name="P40"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4">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11"><text:note text:id="ftn1" text:note-class="footnote"><text:note-citation>1</text:note-citation><text:note-body><text:p text:style-name="P3"><text:span text:style-name="T5"><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2" text:note-class="footnote"><text:note-citation>2</text:note-citation><text:note-body><text:p text:style-name="P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2"><text:span text:style-name="T2">Doménovo špecifický jazyk</text:span><text:span text:style-name="T1"> –</text:span> <text:span text:style-name="T11">Jazyk dedikovaný pre riešenie problémov v </text:span><text:span text:style-name="T12">špecifickej </text:span><text:span text:style-name="T11">domené </text:span><text:span text:style-name="T12">(dalej len DSL)</text:span>. <text:span text:style-name="T12">Použiteľnosť DSL jazykov je obvikle niche, ale objavujú sa často zaradzované k skriptovacím jazykom vo všetkých druhoch aplikácii od webu, cez finančné systémy až po hry a aj pri tvorbe samotných programovacích jazykov.</text:span></text:p>
      <text:p text:style-name="P11"/>
      <text:p text:style-name="P2"><text:span text:style-name="T1">Syntax</text:span> – <text:span text:style-name="T12">V informatike, syntax je s</text:span>úbor pravidiel<text:span text:style-name="T11">, </text:span><text:span text:style-name="T12">definujúce kombinácie lexikánych symbolov, ktoré sú považované za korektne štruktúrovaný dokument alebo fragment dokumentu písaný v danom programovacom jazyku</text:span></text:p>
      <text:p text:style-name="P1"/>
      <text:p text:style-name="P1"><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2"><text:span text:style-name="T2">P</text:span><text:span text:style-name="T1">arser</text:span> - Nástroj <text:span text:style-name="T11">umožňujúci transformovať zdrojový kód do dátovej struktúry zvanej abstraktný syntaktický strom (ang. Abstract Syntax Tree, ďalej len AST)</text:span>.<text:span text:style-name="T11"> Nad AST je jednoduché </text:span><text:soft-page-break/><text:span text:style-name="T11">vykónávať zložité algoritmické operácie ako preklad zdrojového kódu, navigácia v zdrojovom kóde, extrakcia programových symbolov definovaných v zdrojovom súbore.</text:span></text:p>
      <text:p text:style-name="P12"/>
      <text:p text:style-name="P2"><text:span text:style-name="T1">Generátor parserov</text:span> - Nástroj na <text:span text:style-name="T11">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12"/>
      <text:p text:style-name="P1"/>
      <text:h text:style-name="P40" text:outline-level="10"><text:bookmark text:name="h.nt6zqxh57x5h"/>2.2 Použité technológie</text:h>
      <text:p text:style-name="P1">Pri vývoji nástroja <text:span text:style-name="T12">automatizovaného zvýrazňovania syntaxe</text:span>, som mal čiastočne definovanú sadu nástrojov a techonológií, ktoré bolo nutné použiť. <text:span text:style-name="T12">V tejto kapitole budeme diskutovať každú použitú technológii a jej význam v projekte a prípadné alternatívy.</text:span></text:p>
      <text:h text:style-name="P40"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12">V súčastnosti existujú backendové moduly (adaptéri v terminológii design paternov)</text:span> <text:span text:style-name="T12">pre nástroje </text:span>Beaver a JavaCC. <text:span text:style-name="T12">Yajco b</text:span>ol vyvinutý na Technickej Univerzite v Košiciach.</text:p>
      <text:p text:style-name="P1">Nástroj Yajco <text:span text:style-name="T12">je navrhnutý </text:span>modulárn<text:span text:style-name="T12">e </text:span>a <text:span text:style-name="T12">u</text:span>mož<text:span text:style-name="T12">ňuje vytvoriť ďalšie backendové moduly bez zmeny samotného nástroja</text:span>. Nov<text:span text:style-name="T12">é</text:span> modul<text:span text:style-name="T12">i </text:span>nemus<text:span text:style-name="T12">ia implementovať adapter pre generátor parserov. T</text:span>o môžeme využiť pre naš účel a vytvoriť backend modul, ktorý bude transformovať popis gramatiky jazyka na <text:span text:style-name="T12">pravidlá zvýrazňovania syntaxe </text:span>pre <text:span text:style-name="T12">textové editori</text:span>.</text:p>
      <text:p text:style-name="P13"><text:span text:style-name="T12">Yajco je v podstate len ďalšia vrstva nad samotnými DSL jazykmi generátorov parserov. Zjednocuje a integruje rôžne generátori parserov pod jednotný interface. </text:span><text:span text:style-name="T13">Touto vlastnosťou Yajco rozširuje rodinu generátorov parserov viac vertikálne ako horizontálne. Alternat</text:span><text:span text:style-name="T14">í</text:span><text:span text:style-name="T13">va k tomuto nástroju v OpenSource komunite zatiaľ neexistovala a proprietarne produkty s podobnou funkcionalitou sa na trhu nepresadili.</text:span></text:p>
      <text:p text:style-name="P23">TBD=arch.yajco</text:p>
      <text:p text:style-name="P1"/>
      <text:p text:style-name="P1"><text:span text:style-name="T1">Java</text:span> - Výber programovacieho jazyka sa <text:span text:style-name="T13">podriaďije výberu </text:span>nástroj<text:span text:style-name="T13">a </text:span>Yajco. <text:span text:style-name="T13">Yajco </text:span>je napíaný v jazyku Java <text:span text:style-name="T13">a na vstupe akceptuje hierarchiu tried definovaných v jazyku Java. Nie je teda dôvod na tomto projekte použivať iný jazyk ako Java</text:span>.</text:p>
      <text:p text:style-name="P24">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14"><text:span text:style-name="T13">Spomeňme anotácie v jazyku Java, ktoré ležia v srdci nástroja Yajco. Anotácie umožnujú pridávať do hierarchickej štruktúri programu deklaratívne metadáta. Tieto môžu byt dostupné počas behu programu, alebo počas prekladu programu. </text:span><text:span text:style-name="T14">Na základe metadát</text:span><text:span text:style-name="T13"> </text:span><text:span text:style-name="T14">z </text:span><text:span text:style-name="T13">anot</text:span><text:span text:style-name="T14">ovaných </text:span><text:span text:style-name="T13">tried </text:span><text:span text:style-name="T14">a ich polí </text:span><text:span text:style-name="T13">Yajco </text:span><text:span text:style-name="T14">generuje syntackické pravidlá pre backend moduli</text:span><text:span text:style-name="T13">. </text:span></text:p>
      <text:p text:style-name="P1"/>
      <text:p text:style-name="P1"><text:soft-page-break/><text:span text:style-name="T1">Maven</text:span> - Rovnako ako pri výbere jazyka, aj pri buildovacom systéme sme sa rozhodli kôli lepšej integrácii využiť tie isté nástroje ako využíva YajCo.</text:p>
      <text:p text:style-name="P1"/>
      <text:h text:style-name="P32" text:outline-level="10"><text:bookmark text:name="h.1gv3v9sf86f8"/>2.3. Postup riešenia zadania</text:h>
      <text:p text:style-name="P1">V tento časti budeme hovoriť o tom, ako prebiehalo vypracovanie zadania tejto práce a s akými problémami sme sa pri vypracovaní</text:p>
      <text:h text:style-name="P32"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32" text:outline-level="10"><text:bookmark text:name="h.ftv47mhec6tn"/>2.3.1.1. Výber editorov</text:h>
      <text:p text:style-name="P30"><text:span text:style-name="T15">Pri v</text:span>ýber cieľových editorov <text:span text:style-name="T15">prvej implementácie sme sa riadili </text:span><text:span text:style-name="T17">podľa</text:span><text:span text:style-name="T15"> dostupnosťou informácií o konfiguračnom formáte, </text:span><text:span text:style-name="T17">jednoduchosťou formátu a veľkosťou užívateľskej báze editorov</text:span><text:span text:style-name="T15">. </text:span><text:span text:style-name="T17">C</text:span><text:span text:style-name="T15">hceli </text:span><text:span text:style-name="T17">sme </text:span><text:span text:style-name="T15">pokryť programy pre OS Windows, OS GNU/Linux a Webové platformy. </text:span><text:span text:style-name="T17">Editori a kľúčové faktori ich výberu sú uvedené v tabuľke </text:span><text:span text:style-name="T17"><text:sequence-ref text:reference-format="page" text:ref-name="refTable0">3</text:sequence-ref></text:span><text:span text:style-name="T17">:</text:span></text:p>
      <table:table table:name="Table4" table:style-name="Table4">
        <table:table-column table:style-name="Table4.A" table:number-columns-repeated="3"/>
        <table:table-row>
          <table:table-cell table:style-name="Table4.A1" office:value-type="string">
            <text:p text:style-name="P44"><text:span text:style-name="T16">Editor</text:span></text:p>
          </table:table-cell>
          <table:table-cell table:style-name="Table4.A1" office:value-type="string">
            <text:p text:style-name="P44"><text:span text:style-name="T16">Platforma</text:span></text:p>
          </table:table-cell>
          <table:table-cell table:style-name="Table4.C1" office:value-type="string">
            <text:p text:style-name="P44"><text:span text:style-name="T16">Licenci</text:span><text:span text:style-name="T17">a</text:span></text:p>
          </table:table-cell>
        </table:table-row>
        <table:table-row>
          <table:table-cell table:style-name="Table4.A2" office:value-type="string">
            <text:p text:style-name="P25"><text:span text:style-name="T15">Notepad++</text:span></text:p>
          </table:table-cell>
          <table:table-cell table:style-name="Table4.A2" office:value-type="string">
            <text:p text:style-name="P25"><text:span text:style-name="T15">Windows</text:span></text:p>
          </table:table-cell>
          <table:table-cell table:style-name="Table4.C2" office:value-type="string">
            <text:p text:style-name="P45"><text:span text:style-name="T17">Freeware</text:span></text:p>
          </table:table-cell>
        </table:table-row>
        <table:table-row>
          <table:table-cell table:style-name="Table4.A2" office:value-type="string">
            <text:p text:style-name="P25"><text:span text:style-name="T15">Kate</text:span></text:p>
          </table:table-cell>
          <table:table-cell table:style-name="Table4.A2" office:value-type="string">
            <text:p text:style-name="P25"><text:span text:style-name="T15">GNU/Linux</text:span></text:p>
          </table:table-cell>
          <table:table-cell table:style-name="Table4.C2" office:value-type="string">
            <text:p text:style-name="P45"><text:span text:style-name="T17">GPLv3</text:span></text:p>
          </table:table-cell>
        </table:table-row>
        <table:table-row>
          <table:table-cell table:style-name="Table4.A2" office:value-type="string">
            <text:p text:style-name="P25"><text:span text:style-name="T15">Gedit</text:span></text:p>
          </table:table-cell>
          <table:table-cell table:style-name="Table4.A2" office:value-type="string">
            <text:p text:style-name="P25"><text:span text:style-name="T15">GNU/Linux</text:span></text:p>
          </table:table-cell>
          <table:table-cell table:style-name="Table4.C2" office:value-type="string">
            <text:p text:style-name="P45"><text:span text:style-name="T17">GPLv3</text:span></text:p>
          </table:table-cell>
        </table:table-row>
        <table:table-row>
          <table:table-cell table:style-name="Table4.A5" office:value-type="string">
            <text:p text:style-name="P25"><text:span text:style-name="T15">CodeMirror</text:span></text:p>
          </table:table-cell>
          <table:table-cell table:style-name="Table4.A2" office:value-type="string">
            <text:p text:style-name="P25"><text:span text:style-name="T15">Web</text:span></text:p>
          </table:table-cell>
          <table:table-cell table:style-name="Table4.C2" office:value-type="string">
            <text:p text:style-name="P45"><text:span text:style-name="T17">Public domain</text:span></text:p>
          </table:table-cell>
        </table:table-row>
      </table:table>
      <text:p text:style-name="Table">Table <text:sequence text:ref-name="refTable0" text:name="Table" text:formula="ooow:Table+1" style:num-format="1">1</text:sequence>: Cieľové editori prvej implmentácie</text:p>
      <text:p text:style-name="Standard"><text:span text:style-name="T17">Editori Notepad++ a CodeMirror boli nakoniec z implementácie vypustené. Dôvody tohoto rozhodnutia si podrobnejšie rozoberieme v </text:span><text:span text:style-name="T7">nasledujúcej kapitole v časti o generovaní konfiguračných súborov</text:span><text:span text:style-name="T17">.</text:span></text:p>
      <text:p text:style-name="P16"><text:span text:style-name="T17">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span></text:p>
      <text:h text:style-name="P34" text:outline-level="10"><text:bookmark text:name="h.4ghfjttb4myg"/>2.3.2. <text:span text:style-name="T21">N</text:span>ástroj YajCo</text:h>
      <text:p text:style-name="P31"><text:span text:style-name="T17">Gramatika implementovaného jazyka je vstupom nástroja YajCo. Gramatika je popísaná anotovanou hierarchiou tried. </text:span><text:span text:style-name="T18">Vstuppný bod nástroja YajCo je podtrieda AnnotationProcessor, YajCo preto beží počas kompilácie Java tried cieľového parsera.</text:span></text:p>
      <text:p text:style-name="P26"><text:span text:style-name="T18">AnnotationProcessor má počas kompilácie úlohu vykonávať reflexívne operácie nad kompilovanými triedami a meniť ich ich bytecode, prípadne generovať nové triedy, ktoré vstúpujú do kompilácie ako dynamický generovaný kód v čase kompilácie.</text:span></text:p>
      <text:p text:style-name="P26"><text:span text:style-name="T18">Anotované triedy, ktorými popisujeme cieľovú gramatiku však nie sú reprezentáciou modelu Yajca, model je implementovaný triedami v package yajco.model. Tieto triedy sú inštanciované a referencované počas </text:span><text:span text:style-name="T19">reflexivnej analýzy gramatiky. Naplnený model je následne predaný </text:span><text:soft-page-break/><text:span text:style-name="T20">backend modulu, ktorý je nakonfigurovaný v Project Object Model súbore (pom.xml, ďalej len POM) na spracovanie</text:span><text:span text:style-name="T19">.</text:span></text:p>
      <text:h text:style-name="P35" text:outline-level="10"><text:span text:style-name="T20">2.3.</text:span><text:span text:style-name="T21">2</text:span><text:span text:style-name="T20">.</text:span><text:span text:style-name="T21">1.</text:span><text:span text:style-name="T20"> Model </text:span><text:span text:style-name="T23">jazyka</text:span><text:span text:style-name="T22"> </text:span><text:span text:style-name="T20">YajCo</text:span></text:h>
      <text:p text:style-name="P27"><text:span text:style-name="T20">Rozoberme si triedy modelu YajCo a </text:span><text:span text:style-name="T22">akú úlohu hrajú</text:span><text:span text:style-name="T20"> v modeli.</text:span></text:p>
      <text:h text:style-name="P35" text:outline-level="10"><text:span text:style-name="T20">2.3.</text:span><text:span text:style-name="T21">2</text:span><text:span text:style-name="T20">.</text:span><text:span text:style-name="T21">1.1. </text:span><text:span text:style-name="T22">YajcoModelElement</text:span></text:h>
      <text:h text:style-name="P17" text:outline-level="10"><text:span text:style-name="T23">Trieda YajcoModelElement, ako sám názov napovedá, je abstraktná trieda, ktorá je predkom všetkých ostatných tried tvoriacich model jazyka. Takéto tried zvyčajne obsahujú len tie metódy, ktoré sú spolčné pre každý element modelu.</text:span></text:h>
      <text:h text:style-name="P18" text:outline-level="10"><text:span text:style-name="T23">V tomto prípade Ide o jedinú metódu </text:span><text:span text:style-name="T24">getSourceElement()</text:span><text:span text:style-name="T26">. Elementy modelu sú organizaované do stromu, ak vynecháme </text:span><text:span text:style-name="T27">sémantickú vrstvu</text:span><text:span text:style-name="T26">, ktorý môžeme vďaka tejto metóde traverzovať smerom k koreňu. Pre traverz smerom k listom stromu musí traverzujúci algoritmus poznať konkrétne typy elementov a polia týchto typov.</text:span></text:h>
      <text:h text:style-name="P18" text:outline-level="10"><text:span text:style-name="T27">Príklad: Ak máme koreň modelu, musíme vedieť ako je jeho trieda implementovaná aby sme mohli traverzovať túto úroveň stromu.</text:span></text:h>
      <text:h text:style-name="P37" text:outline-level="10"><text:span text:style-name="T20">2.3.</text:span><text:span text:style-name="T21">2</text:span><text:span text:style-name="T20">.</text:span><text:span text:style-name="T21">1.3. </text:span><text:span text:style-name="T23">Language</text:span></text:h>
      <text:h text:style-name="P22" text:outline-level="10"><text:span text:style-name="T29">Koreňom modelu jazyka je inštancia triedy Language </text:span><text:span text:style-name="T30">a jeho predok je </text:span><text:span text:style-name="T25">null</text:span><text:span text:style-name="T28"> hodnota</text:span><text:span text:style-name="T29">. V každom modeli je len jediná insťancia. Potomkovia inštancie Language sú inštancie triedy TokenDef a SkipDef, ktoré majú veľmi podobnú implmentáciu ale diametrálne odlišnú sémantiku v modeli jazyka, a trieda Concept.</text:span></text:h>
      <text:h text:style-name="P22" text:outline-level="10"><text:span text:style-name="T30">V samotnom koreňovom uzle nájdeme tiez pole typu String, ktoré ho hodnota je názvom jazyka a pol properties. Tieto polia tu však netreba komentovať.</text:span></text:h>
      <text:h text:style-name="P37" text:outline-level="10"><text:span text:style-name="T20">2.3.</text:span><text:span text:style-name="T21">2</text:span><text:span text:style-name="T20">.</text:span><text:span text:style-name="T21">1.</text:span><text:span text:style-name="T23">4</text:span><text:span text:style-name="T21">.</text:span><text:span text:style-name="T20"> </text:span><text:span text:style-name="T22">Concept</text:span></text:h>
      <text:h text:style-name="P19" text:outline-level="10"><text:span text:style-name="T31">V praxi môžeme povaovať za hlavnú časť jazyka v modeli YajCo množinu inštancií triedy Concept. Táto tireda obsahuje všetky kľúčové </text:span></text:h>
      <text:h text:style-name="P36" text:outline-level="10"><text:span text:style-name="T20">2.3.</text:span><text:span text:style-name="T21">2</text:span><text:span text:style-name="T20">.</text:span><text:span text:style-name="T21">1.</text:span><text:span text:style-name="T23">5</text:span><text:span text:style-name="T21">.</text:span><text:span text:style-name="T20"> </text:span><text:span text:style-name="T21">SkipDef</text:span></text:h>
      <text:h text:style-name="P20" text:outline-level="10"><text:span text:style-name="T33">Dve ostatné polia polia triedy Language sú “skoky” a tokeny. </text:span><text:span text:style-name="T32">Obe triedy definujú regulárnym výrazom slovo na </text:span><text:span text:style-name="T33">urovni </text:span><text:span text:style-name="T32">lex</text:span><text:span text:style-name="T33">era</text:span><text:span text:style-name="T32">. Inštancie triedy SkipDef reprezentujú taký druh slov v jazyku, ktoré svojou postuposťou znakou ani prítomnosou v dokumente nemajú žiaden vplyv na výsledok </text:span><text:span text:style-name="T33">spracovania dokumentu.</text:span></text:h>
      <text:h text:style-name="P20" text:outline-level="10"><text:span text:style-name="T33">Za takéto slová môžeme považovať komentáre, ale v niektorých prípadoch </text:span><text:span text:style-name="T34">biele znaky.</text:span></text:h>
      <text:h text:style-name="P21" text:outline-level="10"><text:span text:style-name="T3">Príklad:</text:span><text:span text:style-name="T35"> </text:span><text:span text:style-name="T36">Jazyk BrainFuck ignoruje všetky okrem ámich znakoch z celej abecedy</text:span><text:span text:style-name="T37">+</text:span></text:h>
      <text:h text:style-name="P38" text:outline-level="10"><text:soft-page-break/><text:span text:style-name="T33">2.3.2.1.6. </text:span><text:span text:style-name="T21">TokenDef</text:span></text:h>
      <text:h text:style-name="P39" text:outline-level="10"><text:span text:style-name="T20">2.3.</text:span><text:span text:style-name="T21">2</text:span><text:span text:style-name="T20">.</text:span><text:span text:style-name="T21">1.</text:span><text:span text:style-name="T23">6</text:span><text:span text:style-name="T21">.</text:span><text:span text:style-name="T20"> </text:span><text:span text:style-name="T21">Parser</text:span></text:h>
      <text:h text:style-name="P35" text:outline-level="10"><text:span text:style-name="T20">2.3.</text:span><text:span text:style-name="T21">2</text:span><text:span text:style-name="T20">.</text:span><text:span text:style-name="T21">1.5.</text:span><text:span text:style-name="T20"> </text:span><text:span text:style-name="T21">Parser</text:span></text:h>
      <text:h text:style-name="P35" text:outline-level="10"><text:span text:style-name="T20">2.3.</text:span><text:span text:style-name="T21">2</text:span><text:span text:style-name="T20">.</text:span><text:span text:style-name="T21">1.6.</text:span><text:span text:style-name="T20"> </text:span><text:span text:style-name="T21">Parser</text:span></text:h>
      <text:h text:style-name="P28" text:outline-level="10"><text:span text:style-name="T20"/></text:h>
      <text:h text:style-name="P33" text:outline-level="10"><text:bookmark text:name="h.wo1qw9qp4u3h"/>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7"><text:bookmark text:name="h.lv008znm4kej"/>Syntetická časť</text:p>
      <text:h text:style-name="P40" text:outline-level="10"><text:bookmark text:name="h.rrl2i8xhdmrx"/>3.1 Model generátora zvýrazňovania syntaxe</text:h>
      <text:p text:style-name="P1">V tejto časti sa chcem venovať hlavne štruktúre dát, s ktorými náš nástroj pracuje.</text:p>
      <text:h text:style-name="P40" text:outline-level="10"><text:bookmark text:name="h.p6i6mpbz8zot"/>3.1.1. Elementy gramatiky</text:h>
      <text:p text:style-name="P1">Popíšme teda elementy gramatiky, ktoré sú z pohľadu zvýrazňovanie syntaxe zaujímavé:</text:p>
      <text:list xml:id="list4235034996973719939" text:style-name="LS1">
        <text:list-item>
          <text:p text:style-name="P29">Kľúčové slová</text:p>
        </text:list-item>
        <text:list-item>
          <text:p text:style-name="P29">Čislice, reťazce a iné konštantné hodnoty</text:p>
        </text:list-item>
        <text:list-item>
          <text:p text:style-name="P29">Operátori a výrazy</text:p>
        </text:list-item>
        <text:list-item>
          <text:p text:style-name="P29">Komentáre</text:p>
        </text:list-item>
        <text:list-item>
          <text:p text:style-name="P29">Deklarácie, referencie a volania premenných a funkcií</text:p>
        </text:list-item>
        <text:list-item>
          <text:p text:style-name="P29">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jednotlivé koncepty jazyka a vygenerovať <text:s/>popis však nie je triviálna úloha. Špecifikácia gramatiky totiž nenesie informáciu o deklaratívnysémentickom význame jednotlivých konceptov.</text:p>
      <text:p text:style-name="P1">V prípade nástroja YajCo je situácia ešte o čosi komplikovanejšia, všetky lexikálne jednotky jazyka sú definované pomocou regulárnych výrazov. Analyzovať regulárne výrazy je jednoznačne netriviálna úloha.</text:p>
      <text:h text:style-name="P40" text:outline-level="10"><text:bookmark text:name="h.mm7reywd5mt"/>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1">V tejto kapitole si podrobne rozoberieme architektúru <text:span text:style-name="T6">nástroja</text:span><text:span text:style-name="T6"> </text:span><text:span text:style-name="T6">Syntaxer</text:span><text:span text:style-name="T6">.</text:span></text:p>
      <text:h text:style-name="P40" text:outline-level="10"><text:bookmark text:name="h.dnym1u2j0dek"/>3.2.1. Vstupny bod</text:h>
      <text:p text:style-name="P1">Vstupným bodom nástroja Syntaxer je trieda HighlightingGenerator. Táto trieda je pomerne jednoduchá a rozkladá svoj zodpovednosti medzi viaceré podtriedy, ktoré si rozoberieme v ďalšom odseku.</text:p>
      <text:p text:style-name="P1">HighlightingGenerator inštanciuje všetky komponenty potrebné k analýze špecifikácie gramatiky: Analyzátor gramatiky, model jazyka a ich prepojenie a tiež backend. Syntaxer nemá žiadne ďalšie pohyblivé časti, celá logika je teda pevne zadefinovaná.</text:p>
      <text:h text:style-name="P40" text:outline-level="10"><text:bookmark text:name="h.lc9j82niysxz"/>3.2.2. LanguageVisitor, LanguageAcceptor a SimpleModel</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40" text:outline-level="10"><text:bookmark text:name="h.ibgkq4tk7ibo"/>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text:soft-page-break/>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6">analýzy</text:span><text:span text:style-name="T6">.)</text:span></text:p>
      <text:h text:style-name="P40" text:outline-level="10"><text:bookmark text:name="h.tpkk0voieh75"/>3.3. Pravidlá analýzy syntaxe</text:h>
      <text:p text:style-name="P1">Rozoberme si jednotlivé pravidlá zakódované do nástroja Syntaxer.</text:p>
      <text:p text:style-name="Heading_20_2">3.3.1. Kľúčové slová, konštantné hodnoty, operátori a výrazy</text:p>
      <text:p text:style-name="P1">Tieto elementy gramatiky je najjednoduchši rozpoznať. Verím, že je skôr pravidlom ako náhodou, že kľúčové slová v programovacích jazykoch sa väčšinou skladajú len z písmen latinky a sú gramaticky správnymi slovami (hlavne slovesá, všeobecné podstatné mená a prídavné mená ) v anglickom jazyku. </text:p>
      <text:p text:style-name="P7"><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41" text:outline-level="10"><text:bookmark text:name="h.w9scj27wczxt"/><text:span text:style-name="T8">C</text:span><text:span text:style-name="T8"> (32)</text:span></text:h>
      <text:h text:style-name="P42" text:outline-level="10">auto</text:h>
      <text:h text:style-name="P42" text:outline-level="10">break</text:h>
      <text:h text:style-name="P42" text:outline-level="10">case</text:h>
      <text:h text:style-name="P42" text:outline-level="10">char</text:h>
      <text:h text:style-name="P42" text:outline-level="10">const</text:h>
      <text:h text:style-name="P42" text:outline-level="10">continue</text:h>
      <text:h text:style-name="P42" text:outline-level="10">default</text:h>
      <text:h text:style-name="P42" text:outline-level="10">do</text:h>
      <text:h text:style-name="P42" text:outline-level="10">double</text:h>
      <text:h text:style-name="P42" text:outline-level="10">else</text:h>
      <text:h text:style-name="P42" text:outline-level="10">enum</text:h>
      <text:h text:style-name="P42" text:outline-level="10">extern</text:h>
      <text:h text:style-name="P42" text:outline-level="10">float</text:h>
      <text:h text:style-name="P42" text:outline-level="10">for</text:h>
      <text:h text:style-name="P42" text:outline-level="10">goto</text:h>
      <text:h text:style-name="P42" text:outline-level="10">if</text:h>
      <text:h text:style-name="P42" text:outline-level="10">int</text:h>
      <text:h text:style-name="P42" text:outline-level="10">long</text:h>
      <text:h text:style-name="P42" text:outline-level="10">register</text:h>
      <text:h text:style-name="P42" text:outline-level="10">return</text:h>
      <text:h text:style-name="P42" text:outline-level="10">short</text:h>
      <text:h text:style-name="P42" text:outline-level="10">signed</text:h>
      <text:h text:style-name="P42" text:outline-level="10">sizeof</text:h>
      <text:h text:style-name="P42" text:outline-level="10">static</text:h>
      <text:h text:style-name="P42" text:outline-level="10">struct</text:h>
      <text:h text:style-name="P42" text:outline-level="10">switch</text:h>
      <text:h text:style-name="P42" text:outline-level="10">typedef</text:h>
      <text:h text:style-name="P42" text:outline-level="10">union</text:h>
      <text:h text:style-name="P42" text:outline-level="10">unsigned</text:h>
      <text:h text:style-name="P42" text:outline-level="10">void</text:h>
      <text:h text:style-name="P42" text:outline-level="10">volatile</text:h>
      <text:h text:style-name="P42" text:outline-level="10">while</text:h>
      <text:p text:style-name="P8"/>
      <text:p text:style-name="P8">C++ 51x</text:p>
      <text:h text:style-name="P42" text:outline-level="10"><text:bookmark text:name="h.h4utv4bk1jgi"/><text:soft-page-break/>abstract</text:h>
      <text:h text:style-name="P42" text:outline-level="10">continue</text:h>
      <text:h text:style-name="P42" text:outline-level="10">for</text:h>
      <text:h text:style-name="P42" text:outline-level="10">new</text:h>
      <text:h text:style-name="P42" text:outline-level="10">switch</text:h>
      <text:h text:style-name="P42" text:outline-level="10">asser</text:h>
      <text:h text:style-name="P42" text:outline-level="10">default</text:h>
      <text:h text:style-name="P42" text:outline-level="10">got</text:h>
      <text:h text:style-name="P42" text:outline-level="10">package</text:h>
      <text:h text:style-name="P42" text:outline-level="10">synchronized</text:h>
      <text:h text:style-name="P42" text:outline-level="10">boolean</text:h>
      <text:h text:style-name="P42" text:outline-level="10">do</text:h>
      <text:h text:style-name="P42" text:outline-level="10">if</text:h>
      <text:h text:style-name="P42" text:outline-level="10">private</text:h>
      <text:h text:style-name="P42" text:outline-level="10">this</text:h>
      <text:h text:style-name="P42" text:outline-level="10">break</text:h>
      <text:h text:style-name="P42" text:outline-level="10">double</text:h>
      <text:h text:style-name="P42" text:outline-level="10">implements</text:h>
      <text:h text:style-name="P42" text:outline-level="10">protected</text:h>
      <text:h text:style-name="P42" text:outline-level="10">throw</text:h>
      <text:h text:style-name="P42" text:outline-level="10">byte</text:h>
      <text:h text:style-name="P42" text:outline-level="10">else</text:h>
      <text:h text:style-name="P42" text:outline-level="10">import</text:h>
      <text:h text:style-name="P42" text:outline-level="10">public</text:h>
      <text:h text:style-name="P42" text:outline-level="10">throws</text:h>
      <text:h text:style-name="P42" text:outline-level="10">case</text:h>
      <text:h text:style-name="P41" text:outline-level="10"><text:span text:style-name="T9">enu</text:span><text:span text:style-name="T9">*</text:span></text:h>
      <text:h text:style-name="P42" text:outline-level="10">instanceof</text:h>
      <text:h text:style-name="P42" text:outline-level="10">return</text:h>
      <text:h text:style-name="P42" text:outline-level="10">transient</text:h>
      <text:h text:style-name="P42" text:outline-level="10">catch</text:h>
      <text:h text:style-name="P42" text:outline-level="10">extends</text:h>
      <text:h text:style-name="P42" text:outline-level="10">int</text:h>
      <text:h text:style-name="P42" text:outline-level="10">short</text:h>
      <text:h text:style-name="P42" text:outline-level="10">try</text:h>
      <text:h text:style-name="P42" text:outline-level="10">char</text:h>
      <text:h text:style-name="P42" text:outline-level="10">final</text:h>
      <text:h text:style-name="P42" text:outline-level="10">interface</text:h>
      <text:h text:style-name="P42" text:outline-level="10">static</text:h>
      <text:h text:style-name="P42" text:outline-level="10">void</text:h>
      <text:h text:style-name="P42" text:outline-level="10">class</text:h>
      <text:h text:style-name="P42" text:outline-level="10">finally</text:h>
      <text:h text:style-name="P42" text:outline-level="10">long</text:h>
      <text:h text:style-name="P41" text:outline-level="10"><text:span text:style-name="T9">strictf</text:span><text:span text:style-name="T9">*</text:span></text:h>
      <text:h text:style-name="P42" text:outline-level="10">volatile</text:h>
      <text:h text:style-name="P42" text:outline-level="10">cons</text:h>
      <text:h text:style-name="P42" text:outline-level="10">float</text:h>
      <text:h text:style-name="P42" text:outline-level="10">native</text:h>
      <text:h text:style-name="P42" text:outline-level="10">super</text:h>
      <text:h text:style-name="P42" text:outline-level="10"><text:bookmark text:name="h.xklobzeizfsy"/>while</text:h>
      <text:h text:style-name="P40" text:outline-level="10"><text:bookmark text:name="h.r0zblrs4qun7"/>Java 51x</text:h>
      <text:h text:style-name="P42" text:outline-level="10"><text:bookmark text:name="h.22rmfr41dvhu"/>abstract</text:h>
      <text:h text:style-name="P42" text:outline-level="10">continue</text:h>
      <text:h text:style-name="P42" text:outline-level="10">for</text:h>
      <text:h text:style-name="P42" text:outline-level="10"><text:soft-page-break/>new</text:h>
      <text:h text:style-name="P42" text:outline-level="10">switch</text:h>
      <text:h text:style-name="P41" text:outline-level="10"><text:span text:style-name="T9">assert</text:span><text:span text:style-name="T9">***</text:span></text:h>
      <text:h text:style-name="P42" text:outline-level="10">default</text:h>
      <text:h text:style-name="P41" text:outline-level="10"><text:span text:style-name="T9">goto</text:span><text:span text:style-name="T9">*</text:span></text:h>
      <text:h text:style-name="P42" text:outline-level="10">package</text:h>
      <text:h text:style-name="P42" text:outline-level="10">synchronized</text:h>
      <text:h text:style-name="P42" text:outline-level="10">boolean</text:h>
      <text:h text:style-name="P42" text:outline-level="10">do</text:h>
      <text:h text:style-name="P42" text:outline-level="10">if</text:h>
      <text:h text:style-name="P42" text:outline-level="10">private</text:h>
      <text:h text:style-name="P42" text:outline-level="10">this</text:h>
      <text:h text:style-name="P42" text:outline-level="10">break</text:h>
      <text:h text:style-name="P42" text:outline-level="10">double</text:h>
      <text:h text:style-name="P42" text:outline-level="10">implements</text:h>
      <text:h text:style-name="P42" text:outline-level="10">protected</text:h>
      <text:h text:style-name="P42" text:outline-level="10">throw</text:h>
      <text:h text:style-name="P42" text:outline-level="10">byte</text:h>
      <text:h text:style-name="P42" text:outline-level="10">else</text:h>
      <text:h text:style-name="P42" text:outline-level="10">import</text:h>
      <text:h text:style-name="P42" text:outline-level="10">public</text:h>
      <text:h text:style-name="P42" text:outline-level="10">throws</text:h>
      <text:h text:style-name="P42" text:outline-level="10">case</text:h>
      <text:h text:style-name="P41" text:outline-level="10"><text:span text:style-name="T9">enum</text:span><text:span text:style-name="T9">****</text:span></text:h>
      <text:h text:style-name="P42" text:outline-level="10">instanceof</text:h>
      <text:h text:style-name="P42" text:outline-level="10">return</text:h>
      <text:h text:style-name="P42" text:outline-level="10">transient</text:h>
      <text:h text:style-name="P42" text:outline-level="10">catch</text:h>
      <text:h text:style-name="P42" text:outline-level="10">extends</text:h>
      <text:h text:style-name="P42" text:outline-level="10">int</text:h>
      <text:h text:style-name="P42" text:outline-level="10">short</text:h>
      <text:h text:style-name="P42" text:outline-level="10">try</text:h>
      <text:h text:style-name="P42" text:outline-level="10">char</text:h>
      <text:h text:style-name="P42" text:outline-level="10">final</text:h>
      <text:h text:style-name="P42" text:outline-level="10">interface</text:h>
      <text:h text:style-name="P42" text:outline-level="10">static</text:h>
      <text:h text:style-name="P42" text:outline-level="10">void</text:h>
      <text:h text:style-name="P42" text:outline-level="10">class</text:h>
      <text:h text:style-name="P42" text:outline-level="10">finally</text:h>
      <text:h text:style-name="P42" text:outline-level="10">long</text:h>
      <text:h text:style-name="P41" text:outline-level="10"><text:span text:style-name="T9">strictfp</text:span><text:span text:style-name="T9">**</text:span></text:h>
      <text:h text:style-name="P42" text:outline-level="10">volatile</text:h>
      <text:h text:style-name="P41" text:outline-level="10"><text:span text:style-name="T9">const</text:span><text:span text:style-name="T9">*</text:span></text:h>
      <text:h text:style-name="P42" text:outline-level="10">float</text:h>
      <text:h text:style-name="P42" text:outline-level="10">native</text:h>
      <text:h text:style-name="P42" text:outline-level="10"><text:bookmark text:name="h.rtg8z5hsztw8"/>super</text:h>
      <text:h text:style-name="P42" text:outline-level="10"><text:bookmark text:name="h.4uq2qdtqkxiy"/>while</text:h>
      <text:p text:style-name="P1"/>
      <text:h text:style-name="P41" text:outline-level="10"><text:bookmark text:name="h.yt0r3hlg35ue"/><text:soft-page-break/>Go (24)</text:h>
      <text:h text:style-name="P42" text:outline-level="10">break</text:h>
      <text:h text:style-name="P42" text:outline-level="10">default</text:h>
      <text:h text:style-name="P42" text:outline-level="10">func</text:h>
      <text:h text:style-name="P42" text:outline-level="10">interface</text:h>
      <text:h text:style-name="P42" text:outline-level="10">select</text:h>
      <text:h text:style-name="P42" text:outline-level="10">case</text:h>
      <text:h text:style-name="P42" text:outline-level="10">defer</text:h>
      <text:h text:style-name="P42" text:outline-level="10">go</text:h>
      <text:h text:style-name="P42" text:outline-level="10">map</text:h>
      <text:h text:style-name="P42" text:outline-level="10">struct</text:h>
      <text:h text:style-name="P42" text:outline-level="10">chan</text:h>
      <text:h text:style-name="P42" text:outline-level="10">else</text:h>
      <text:h text:style-name="P42" text:outline-level="10">goto</text:h>
      <text:h text:style-name="P42" text:outline-level="10">package</text:h>
      <text:h text:style-name="P42" text:outline-level="10">switch</text:h>
      <text:h text:style-name="P42" text:outline-level="10">const</text:h>
      <text:h text:style-name="P42" text:outline-level="10">fallthrough</text:h>
      <text:h text:style-name="P42" text:outline-level="10">if</text:h>
      <text:h text:style-name="P42" text:outline-level="10">range</text:h>
      <text:h text:style-name="P42" text:outline-level="10">type</text:h>
      <text:h text:style-name="P42" text:outline-level="10">continue</text:h>
      <text:h text:style-name="P42" text:outline-level="10">for</text:h>
      <text:h text:style-name="P42" text:outline-level="10">import</text:h>
      <text:h text:style-name="P42" text:outline-level="10"><text:bookmark text:name="h.kcdnn1w8gole"/>return</text:h>
      <text:h text:style-name="P42" text:outline-level="10"><text:bookmark text:name="h.obcai6p42vd6"/>var</text:h>
      <text:h text:style-name="P40" text:outline-level="10"><text:bookmark text:name="h.wnj2ed2s3hx7"/>Ruby (42)</text:h>
      <text:p text:style-name="P5">BEGIN</text:p>
      <text:p text:style-name="P5">END</text:p>
      <text:p text:style-name="P1"><text:span text:style-name="T10">__</text:span><text:span text:style-name="T10">ENCODING</text:span><text:span text:style-name="T10">__</text:span></text:p>
      <text:p text:style-name="P1"><text:span text:style-name="T10">__</text:span><text:span text:style-name="T10">END</text:span><text:span text:style-name="T10">__</text:span></text:p>
      <text:p text:style-name="P1"><text:span text:style-name="T10">__</text:span><text:span text:style-name="T10">FILE</text:span><text:span text:style-name="T10">__</text:span></text:p>
      <text:p text:style-name="P1"><text:span text:style-name="T10">__</text:span><text:span text:style-name="T10">LINE</text:span><text:span text:style-name="T10">__</text:span></text:p>
      <text:p text:style-name="P5">alias</text:p>
      <text:p text:style-name="P5">and</text:p>
      <text:p text:style-name="P5">begin</text:p>
      <text:p text:style-name="P5">break</text:p>
      <text:p text:style-name="P5">case</text:p>
      <text:p text:style-name="P5">class</text:p>
      <text:p text:style-name="P5">def</text:p>
      <text:p text:style-name="P1"><text:span text:style-name="T10">defined</text:span><text:span text:style-name="T10">?</text:span></text:p>
      <text:p text:style-name="P5">do</text:p>
      <text:p text:style-name="P5">else</text:p>
      <text:p text:style-name="P5">elsif</text:p>
      <text:p text:style-name="P5">end</text:p>
      <text:p text:style-name="P5">ensure</text:p>
      <text:p text:style-name="P5">false</text:p>
      <text:p text:style-name="P5">for</text:p>
      <text:p text:style-name="P5">if</text:p>
      <text:p text:style-name="P5">in</text:p>
      <text:p text:style-name="P5">module</text:p>
      <text:p text:style-name="P5">next</text:p>
      <text:p text:style-name="P5">nil</text:p>
      <text:p text:style-name="P5"><text:soft-page-break/>not</text:p>
      <text:p text:style-name="P5">or</text:p>
      <text:p text:style-name="P5">redo</text:p>
      <text:p text:style-name="P5">rescue</text:p>
      <text:p text:style-name="P5">retry</text:p>
      <text:p text:style-name="P5">return</text:p>
      <text:p text:style-name="P5">self</text:p>
      <text:p text:style-name="P5">super</text:p>
      <text:p text:style-name="P5">then</text:p>
      <text:p text:style-name="P5">true</text:p>
      <text:p text:style-name="P5">undef</text:p>
      <text:p text:style-name="P5">unless</text:p>
      <text:p text:style-name="P5">until</text:p>
      <text:p text:style-name="P5">when</text:p>
      <text:p text:style-name="P5">while</text:p>
      <text:p text:style-name="P5">yield</text:p>
      <text:p text:style-name="P1"/>
      <table:table table:name="Table1" table:style-name="Table1">
        <table:table-column table:style-name="Table1.A"/>
        <table:table-row>
          <table:table-cell table:style-name="Table1.A1" office:value-type="string">
            <text:p text:style-name="P9"/>
          </table:table-cell>
        </table:table-row>
      </table:table>
      <text:h text:style-name="P40" text:outline-level="10"><text:bookmark text:name="h.lz26njx7pgfp"/>Python (32)</text:h>
      <text:p text:style-name="P5">False</text:p>
      <text:p text:style-name="P5">class</text:p>
      <text:p text:style-name="P5">finally</text:p>
      <text:p text:style-name="P5">is</text:p>
      <text:p text:style-name="P5">return</text:p>
      <text:p text:style-name="P5">None</text:p>
      <text:p text:style-name="P5">continue</text:p>
      <text:p text:style-name="P5">for</text:p>
      <text:p text:style-name="P5">lambda</text:p>
      <text:p text:style-name="P5">try</text:p>
      <text:p text:style-name="P5">True</text:p>
      <text:p text:style-name="P5">def</text:p>
      <text:p text:style-name="P5">from</text:p>
      <text:p text:style-name="P5">nonlocal</text:p>
      <text:p text:style-name="P5">while</text:p>
      <text:p text:style-name="P5">and</text:p>
      <text:p text:style-name="P5">del</text:p>
      <text:p text:style-name="P5">global</text:p>
      <text:p text:style-name="P5">not</text:p>
      <text:p text:style-name="P5">with</text:p>
      <text:p text:style-name="P5">as</text:p>
      <text:p text:style-name="P5">elif</text:p>
      <text:p text:style-name="P5">if</text:p>
      <text:p text:style-name="P5">or</text:p>
      <text:p text:style-name="P5">yield</text:p>
      <text:p text:style-name="P5">assert</text:p>
      <text:p text:style-name="P5">else</text:p>
      <text:p text:style-name="P5">import</text:p>
      <text:p text:style-name="P5">pass</text:p>
      <text:p text:style-name="P5">break</text:p>
      <text:p text:style-name="P5">except</text:p>
      <text:p text:style-name="P5">in</text:p>
      <text:p text:style-name="P5">raise</text:p>
      <text:h text:style-name="P40" text:outline-level="10"><text:bookmark text:name="h.z8o3zakc56k8"/><text:soft-page-break/>Haskell (55)</text:h>
      <text:p text:style-name="P5">!</text:p>
      <text:p text:style-name="P5">'</text:p>
      <text:p text:style-name="P5">''</text:p>
      <text:p text:style-name="P5">-</text:p>
      <text:p text:style-name="P5">--</text:p>
      <text:p text:style-name="P5">-&lt;</text:p>
      <text:p text:style-name="P5">-&lt;&lt;</text:p>
      <text:p text:style-name="P5">-&gt;</text:p>
      <text:p text:style-name="P5">::</text:p>
      <text:p text:style-name="P5">;</text:p>
      <text:p text:style-name="P5">&lt;-</text:p>
      <text:p text:style-name="P5">,</text:p>
      <text:p text:style-name="P5">=</text:p>
      <text:p text:style-name="P5">=&gt;</text:p>
      <text:p text:style-name="P5">&gt;</text:p>
      <text:p text:style-name="P5">?</text:p>
      <text:p text:style-name="P5">#</text:p>
      <text:p text:style-name="P5">*</text:p>
      <text:p text:style-name="P5">@</text:p>
      <text:p text:style-name="P5">[|, |]</text:p>
      <text:p text:style-name="P5">\</text:p>
      <text:p text:style-name="P5">_</text:p>
      <text:p text:style-name="P5">`</text:p>
      <text:p text:style-name="P5">{, }</text:p>
      <text:p text:style-name="P5">{-, -}</text:p>
      <text:p text:style-name="P5">|</text:p>
      <text:p text:style-name="P5">~</text:p>
      <text:p text:style-name="P5">as</text:p>
      <text:p text:style-name="P1"><text:span text:style-name="T10">case</text:span><text:span text:style-name="T10">, </text:span><text:span text:style-name="T10">of</text:span></text:p>
      <text:p text:style-name="P5">class</text:p>
      <text:p text:style-name="P5">data</text:p>
      <text:p text:style-name="P1"><text:span text:style-name="T10">data</text:span><text:span text:style-name="T10"> </text:span><text:span text:style-name="T10">family</text:span></text:p>
      <text:p text:style-name="P1"><text:span text:style-name="T10">data</text:span><text:span text:style-name="T10"> </text:span><text:span text:style-name="T10">instance</text:span></text:p>
      <text:p text:style-name="P5">default</text:p>
      <text:p text:style-name="P5">deriving</text:p>
      <text:p text:style-name="P1"><text:span text:style-name="T10">deriving</text:span><text:span text:style-name="T10"> </text:span><text:span text:style-name="T10">instance</text:span></text:p>
      <text:p text:style-name="P5">do</text:p>
      <text:p text:style-name="P5">forall</text:p>
      <text:p text:style-name="P5">foreign</text:p>
      <text:p text:style-name="P5">hiding</text:p>
      <text:p text:style-name="P1"><text:span text:style-name="T10">if</text:span><text:span text:style-name="T10">, </text:span><text:span text:style-name="T10">then</text:span><text:span text:style-name="T10">, </text:span><text:span text:style-name="T10">else</text:span></text:p>
      <text:p text:style-name="P5">import</text:p>
      <text:p text:style-name="P1"><text:span text:style-name="T10">infix</text:span><text:span text:style-name="T10">, </text:span><text:span text:style-name="T10">infixl</text:span><text:span text:style-name="T10">, </text:span><text:span text:style-name="T10">infixr</text:span></text:p>
      <text:p text:style-name="P5">instance</text:p>
      <text:p text:style-name="P1"><text:span text:style-name="T10">let</text:span><text:span text:style-name="T10">, </text:span><text:span text:style-name="T10">in</text:span></text:p>
      <text:p text:style-name="P5">mdo</text:p>
      <text:p text:style-name="P5">module</text:p>
      <text:p text:style-name="P5">newtype</text:p>
      <text:p text:style-name="P5">proc</text:p>
      <text:p text:style-name="P5">qualified</text:p>
      <text:p text:style-name="P5">rec</text:p>
      <text:p text:style-name="P5">type</text:p>
      <text:p text:style-name="P1"><text:span text:style-name="T10">type</text:span><text:span text:style-name="T10"> </text:span><text:span text:style-name="T10">family</text:span></text:p>
      <text:p text:style-name="P1"><text:span text:style-name="T10">type</text:span><text:span text:style-name="T10"> </text:span><text:span text:style-name="T10">instance</text:span></text:p>
      <text:p text:style-name="P5"><text:soft-page-break/>where</text:p>
      <text:h text:style-name="P40" text:outline-level="10"><text:bookmark text:name="h.50jf9w9genca"/>Smalltalk</text:h>
      <text:p text:style-name="P6">true</text:p>
      <text:p text:style-name="P6">false</text:p>
      <text:p text:style-name="P6">nil</text:p>
      <text:p text:style-name="P6">self</text:p>
      <text:p text:style-name="P6">super</text:p>
      <text:p text:style-name="P6">thisContext</text:p>
      <text:h text:style-name="P40" text:outline-level="10"><text:bookmark text:name="h.hkcgpslwl9i4"/>C# (77)</text:h>
      <text:p text:style-name="P5">abstract</text:p>
      <text:p text:style-name="P5">as</text:p>
      <text:p text:style-name="P5">base</text:p>
      <text:p text:style-name="P5">bool</text:p>
      <text:p text:style-name="P5">break</text:p>
      <text:p text:style-name="P5">byte</text:p>
      <text:p text:style-name="P5">case</text:p>
      <text:p text:style-name="P5">catch</text:p>
      <text:p text:style-name="P5">char</text:p>
      <text:p text:style-name="P5">checked</text:p>
      <text:p text:style-name="P5">class</text:p>
      <text:p text:style-name="P5">const</text:p>
      <text:p text:style-name="P5">continue</text:p>
      <text:p text:style-name="P5">decimal</text:p>
      <text:p text:style-name="P5">default</text:p>
      <text:p text:style-name="P5">delegate</text:p>
      <text:p text:style-name="P5">do</text:p>
      <text:p text:style-name="P5">double</text:p>
      <text:p text:style-name="P5">else</text:p>
      <text:p text:style-name="P5">enum</text:p>
      <text:p text:style-name="P5">event</text:p>
      <text:p text:style-name="P5">explicit</text:p>
      <text:p text:style-name="P5">extern</text:p>
      <text:p text:style-name="P5">false</text:p>
      <text:p text:style-name="P5">finally</text:p>
      <text:p text:style-name="P5">fixed</text:p>
      <text:p text:style-name="P5">float</text:p>
      <text:p text:style-name="P5">for</text:p>
      <text:p text:style-name="P5">foreach</text:p>
      <text:p text:style-name="P5">goto</text:p>
      <text:p text:style-name="P5">if</text:p>
      <text:p text:style-name="P5">implicit</text:p>
      <text:p text:style-name="P5">in</text:p>
      <text:p text:style-name="P5">int</text:p>
      <text:p text:style-name="P5">interface</text:p>
      <text:p text:style-name="P5">internal</text:p>
      <text:p text:style-name="P5">is</text:p>
      <text:p text:style-name="P5">lock</text:p>
      <text:p text:style-name="P5">long</text:p>
      <text:p text:style-name="P5">namespace</text:p>
      <text:p text:style-name="P5">new</text:p>
      <text:p text:style-name="P5">null</text:p>
      <text:p text:style-name="P5">object</text:p>
      <text:p text:style-name="P5"><text:soft-page-break/>operator</text:p>
      <text:p text:style-name="P5">out</text:p>
      <text:p text:style-name="P5">override</text:p>
      <text:p text:style-name="P5">params</text:p>
      <text:p text:style-name="P5">private</text:p>
      <text:p text:style-name="P5">protected</text:p>
      <text:p text:style-name="P5">public</text:p>
      <text:p text:style-name="P5">readonly</text:p>
      <text:p text:style-name="P5">ref</text:p>
      <text:p text:style-name="P5">return</text:p>
      <text:p text:style-name="P5">sbyte</text:p>
      <text:p text:style-name="P5">sealed</text:p>
      <text:p text:style-name="P5">short</text:p>
      <text:p text:style-name="P5">sizeof</text:p>
      <text:p text:style-name="P5">stackalloc</text:p>
      <text:p text:style-name="P5">static</text:p>
      <text:p text:style-name="P5">string</text:p>
      <text:p text:style-name="P5">struct</text:p>
      <text:p text:style-name="P5">switch</text:p>
      <text:p text:style-name="P5">this</text:p>
      <text:p text:style-name="P5">throw</text:p>
      <text:p text:style-name="P5">true</text:p>
      <text:p text:style-name="P5">try</text:p>
      <text:p text:style-name="P5">typeof</text:p>
      <text:p text:style-name="P5">uint</text:p>
      <text:p text:style-name="P5">ulong</text:p>
      <text:p text:style-name="P5">unchecked</text:p>
      <text:p text:style-name="P5">unsafe</text:p>
      <text:p text:style-name="P5">ushort</text:p>
      <text:p text:style-name="P5">using</text:p>
      <text:p text:style-name="P5">virtual</text:p>
      <text:p text:style-name="P5">void</text:p>
      <text:p text:style-name="P5">volatile</text:p>
      <text:p text:style-name="P5">while</text:p>
      <text:h text:style-name="P40" text:outline-level="10"><text:bookmark text:name="h.m9d0gglzpfgc"/>PHP (67)</text:h>
      <text:p text:style-name="P1"><text:span text:style-name="T10">__</text:span><text:span text:style-name="T10">halt</text:span><text:span text:style-name="T10">_</text:span><text:span text:style-name="T10">compiler</text:span><text:span text:style-name="T10">()<text:line-break/></text:span><text:span text:style-name="T10">abstract</text:span><text:span text:style-name="T10"><text:line-break/></text:span><text:span text:style-name="T10">and</text:span><text:span text:style-name="T10"><text:line-break/></text:span><text:span text:style-name="T10">array</text:span><text:span text:style-name="T10">()<text:line-break/></text:span><text:span text:style-name="T10">as</text:span><text:span text:style-name="T10"><text:line-break/></text:span><text:span text:style-name="T10">break</text:span><text:span text:style-name="T10"><text:line-break/></text:span><text:span text:style-name="T10">callable</text:span><text:span text:style-name="T10"><text:line-break/></text:span><text:span text:style-name="T10">case</text:span><text:span text:style-name="T10"><text:line-break/></text:span><text:span text:style-name="T10">catch</text:span><text:span text:style-name="T10"><text:line-break/></text:span><text:span text:style-name="T10">class</text:span><text:span text:style-name="T10"><text:line-break/></text:span><text:span text:style-name="T10">clone</text:span><text:span text:style-name="T10"><text:line-break/></text:span><text:span text:style-name="T10">const</text:span><text:span text:style-name="T10"><text:line-break/></text:span><text:span text:style-name="T10">continue</text:span><text:span text:style-name="T10"><text:line-break/></text:span><text:span text:style-name="T10">declare</text:span><text:span text:style-name="T10"><text:line-break/></text:span><text:span text:style-name="T10">default</text:span><text:span text:style-name="T10"><text:line-break/></text:span><text:span text:style-name="T10">die</text:span><text:span text:style-name="T10">()<text:line-break/></text:span><text:span text:style-name="T10">do</text:span><text:span text:style-name="T10"><text:line-break/></text:span><text:span text:style-name="T10">echo</text:span><text:span text:style-name="T10"><text:line-break/></text:span><text:span text:style-name="T10">else</text:span><text:span text:style-name="T10"><text:line-break/></text:span><text:soft-page-break/><text:span text:style-name="T10">elseif</text:span><text:span text:style-name="T10"><text:line-break/></text:span><text:span text:style-name="T10">empty</text:span><text:span text:style-name="T10">()<text:line-break/></text:span><text:span text:style-name="T10">enddeclare</text:span><text:span text:style-name="T10"><text:line-break/></text:span><text:span text:style-name="T10">endfor</text:span><text:span text:style-name="T10"><text:line-break/></text:span><text:span text:style-name="T10">endforeach</text:span><text:span text:style-name="T10"><text:line-break/></text:span><text:span text:style-name="T10">endif</text:span><text:span text:style-name="T10"><text:line-break/></text:span><text:span text:style-name="T10">endswitch</text:span><text:span text:style-name="T10"><text:line-break/></text:span><text:span text:style-name="T10">endwhile</text:span><text:span text:style-name="T10"><text:line-break/></text:span><text:span text:style-name="T10">eval</text:span><text:span text:style-name="T10">()<text:line-break/></text:span><text:span text:style-name="T10">exit</text:span><text:span text:style-name="T10">()<text:line-break/></text:span><text:span text:style-name="T10">extends</text:span><text:span text:style-name="T10"><text:line-break/></text:span><text:span text:style-name="T10">final</text:span><text:span text:style-name="T10"><text:line-break/></text:span><text:span text:style-name="T10">finally</text:span><text:span text:style-name="T10"><text:line-break/></text:span><text:span text:style-name="T10">for</text:span><text:span text:style-name="T10"><text:line-break/></text:span><text:span text:style-name="T10">foreach</text:span><text:span text:style-name="T10"><text:line-break/></text:span><text:span text:style-name="T10">function</text:span><text:span text:style-name="T10"><text:line-break/></text:span><text:span text:style-name="T10">global</text:span><text:span text:style-name="T10"><text:line-break/></text:span><text:span text:style-name="T10">goto</text:span><text:span text:style-name="T10"><text:line-break/></text:span><text:span text:style-name="T10">if</text:span><text:span text:style-name="T10"><text:line-break/></text:span><text:span text:style-name="T10">implements</text:span><text:span text:style-name="T10"><text:line-break/></text:span><text:span text:style-name="T10">include</text:span><text:span text:style-name="T10"><text:line-break/></text:span><text:span text:style-name="T10">include</text:span><text:span text:style-name="T10">_</text:span><text:span text:style-name="T10">once</text:span><text:span text:style-name="T10"><text:line-break/></text:span><text:span text:style-name="T10">instanceof</text:span><text:span text:style-name="T10"><text:line-break/></text:span><text:span text:style-name="T10">insteadof</text:span><text:span text:style-name="T10"><text:line-break/></text:span><text:span text:style-name="T10">interface</text:span><text:span text:style-name="T10"><text:line-break/></text:span><text:span text:style-name="T10">isset</text:span><text:span text:style-name="T10">()<text:line-break/></text:span><text:span text:style-name="T10">list</text:span><text:span text:style-name="T10">()<text:line-break/></text:span><text:span text:style-name="T10">namespace</text:span><text:span text:style-name="T10"><text:line-break/></text:span><text:span text:style-name="T10">new</text:span><text:span text:style-name="T10"><text:line-break/></text:span><text:span text:style-name="T10">or</text:span><text:span text:style-name="T10"><text:line-break/></text:span><text:span text:style-name="T10">print</text:span><text:span text:style-name="T10"><text:line-break/></text:span><text:span text:style-name="T10">private</text:span><text:span text:style-name="T10"><text:line-break/></text:span><text:span text:style-name="T10">protected</text:span><text:span text:style-name="T10"><text:line-break/></text:span><text:span text:style-name="T10">public</text:span><text:span text:style-name="T10"><text:line-break/></text:span><text:span text:style-name="T10">require</text:span><text:span text:style-name="T10"><text:line-break/></text:span><text:span text:style-name="T10">require</text:span><text:span text:style-name="T10">_</text:span><text:span text:style-name="T10">once</text:span><text:span text:style-name="T10"><text:line-break/></text:span><text:span text:style-name="T10">return</text:span><text:span text:style-name="T10"><text:line-break/></text:span><text:span text:style-name="T10">static</text:span><text:span text:style-name="T10"><text:line-break/></text:span><text:span text:style-name="T10">switch</text:span><text:span text:style-name="T10"><text:line-break/></text:span><text:span text:style-name="T10">throw</text:span><text:span text:style-name="T10"><text:line-break/></text:span><text:span text:style-name="T10">trait</text:span><text:span text:style-name="T10"><text:line-break/><text:line-break/></text:span><text:span text:style-name="T10">try</text:span><text:span text:style-name="T10"><text:line-break/></text:span><text:span text:style-name="T10">unset</text:span><text:span text:style-name="T10">()<text:line-break/></text:span><text:span text:style-name="T10">use</text:span><text:span text:style-name="T10"><text:line-break/></text:span><text:span text:style-name="T10">var</text:span><text:span text:style-name="T10"><text:line-break/></text:span><text:span text:style-name="T10">while</text:span><text:span text:style-name="T10"><text:line-break/></text:span><text:span text:style-name="T10">xor</text:span><text:span text:style-name="T10"><text:line-break/></text:span><text:span text:style-name="T10">yield</text:span></text:p>
      <text:h text:style-name="P40" text:outline-level="10"><text:bookmark text:name="h.bv9uc9kd2gdb"/>SQL - SQLite (124)</text:h>
      <text:p text:style-name="P5">ABORT</text:p>
      <text:p text:style-name="P5">ACTION</text:p>
      <text:p text:style-name="P5">ADD</text:p>
      <text:p text:style-name="P5">AFTER</text:p>
      <text:p text:style-name="P5"><text:soft-page-break/>ALL</text:p>
      <text:p text:style-name="P5">ALTER</text:p>
      <text:p text:style-name="P5">ANALYZE</text:p>
      <text:p text:style-name="P5">AND</text:p>
      <text:p text:style-name="P5">AS</text:p>
      <text:p text:style-name="P5">ASC</text:p>
      <text:p text:style-name="P5">ATTACH</text:p>
      <text:p text:style-name="P5">AUTOINCREMENT</text:p>
      <text:p text:style-name="P5">BEFORE</text:p>
      <text:p text:style-name="P5">BEGIN</text:p>
      <text:p text:style-name="P5">BETWEEN</text:p>
      <text:p text:style-name="P5">BY</text:p>
      <text:p text:style-name="P5">CASCADE</text:p>
      <text:p text:style-name="P5">CASE</text:p>
      <text:p text:style-name="P5">CAST</text:p>
      <text:p text:style-name="P5">CHECK</text:p>
      <text:p text:style-name="P5">COLLATE</text:p>
      <text:p text:style-name="P5">COLUMN</text:p>
      <text:p text:style-name="P5">COMMIT</text:p>
      <text:p text:style-name="P5">CONFLICT</text:p>
      <text:p text:style-name="P5">CONSTRAINT</text:p>
      <text:p text:style-name="P5">CREATE</text:p>
      <text:p text:style-name="P5">CROSS</text:p>
      <text:p text:style-name="P1"><text:span text:style-name="T10">CURRENT</text:span><text:span text:style-name="T10">_</text:span><text:span text:style-name="T10">DATE</text:span></text:p>
      <text:p text:style-name="P1"><text:span text:style-name="T10">CURRENT</text:span><text:span text:style-name="T10">_</text:span><text:span text:style-name="T10">TIME</text:span></text:p>
      <text:p text:style-name="P1"><text:span text:style-name="T10">CURRENT</text:span><text:span text:style-name="T10">_</text:span><text:span text:style-name="T10">TIMESTAMP</text:span></text:p>
      <text:p text:style-name="P5">DATABASE</text:p>
      <text:p text:style-name="P5">DEFAULT</text:p>
      <text:p text:style-name="P5">DEFERRABLE</text:p>
      <text:p text:style-name="P5">DEFERRED</text:p>
      <text:p text:style-name="P5">DELETE</text:p>
      <text:p text:style-name="P5">DESC</text:p>
      <text:p text:style-name="P5">DETACH</text:p>
      <text:p text:style-name="P5">DISTINCT</text:p>
      <text:p text:style-name="P5">DROP</text:p>
      <text:p text:style-name="P5">EACH</text:p>
      <text:p text:style-name="P5">ELSE</text:p>
      <text:p text:style-name="P5">END</text:p>
      <text:p text:style-name="P5">ESCAPE</text:p>
      <text:p text:style-name="P5">EXCEPT</text:p>
      <text:p text:style-name="P5">EXCLUSIVE</text:p>
      <text:p text:style-name="P5">EXISTS</text:p>
      <text:p text:style-name="P5">EXPLAIN</text:p>
      <text:p text:style-name="P5">FAIL</text:p>
      <text:p text:style-name="P5">FOR</text:p>
      <text:p text:style-name="P5">FOREIGN</text:p>
      <text:p text:style-name="P5">FROM</text:p>
      <text:p text:style-name="P5">FULL</text:p>
      <text:p text:style-name="P5">GLOB</text:p>
      <text:p text:style-name="P5">GROUP</text:p>
      <text:p text:style-name="P5">HAVING</text:p>
      <text:p text:style-name="P5">IF</text:p>
      <text:p text:style-name="P5">IGNORE</text:p>
      <text:p text:style-name="P5">IMMEDIATE</text:p>
      <text:p text:style-name="P5">IN</text:p>
      <text:p text:style-name="P5"><text:soft-page-break/>INDEX</text:p>
      <text:p text:style-name="P5">INDEXED</text:p>
      <text:p text:style-name="P5">INITIALLY</text:p>
      <text:p text:style-name="P5">INNER</text:p>
      <text:p text:style-name="P5">INSERT</text:p>
      <text:p text:style-name="P5">INSTEAD</text:p>
      <text:p text:style-name="P5">INTERSECT</text:p>
      <text:p text:style-name="P5">INTO</text:p>
      <text:p text:style-name="P5">IS</text:p>
      <text:p text:style-name="P5">ISNULL</text:p>
      <text:p text:style-name="P5">JOIN</text:p>
      <text:p text:style-name="P5">KEY</text:p>
      <text:p text:style-name="P5">LEFT</text:p>
      <text:p text:style-name="P5">LIKE</text:p>
      <text:p text:style-name="P5">LIMIT</text:p>
      <text:p text:style-name="P5">MATCH</text:p>
      <text:p text:style-name="P5">NATURAL</text:p>
      <text:p text:style-name="P5">NO</text:p>
      <text:p text:style-name="P5">NOT</text:p>
      <text:p text:style-name="P5">NOTNULL</text:p>
      <text:p text:style-name="P5">NULL</text:p>
      <text:p text:style-name="P5">OF</text:p>
      <text:p text:style-name="P5">OFFSET</text:p>
      <text:p text:style-name="P5">ON</text:p>
      <text:p text:style-name="P5">OR</text:p>
      <text:p text:style-name="P5">ORDER</text:p>
      <text:p text:style-name="P5">OUTER</text:p>
      <text:p text:style-name="P5">PLAN</text:p>
      <text:p text:style-name="P5">PRAGMA</text:p>
      <text:p text:style-name="P5">PRIMARY</text:p>
      <text:p text:style-name="P5">QUERY</text:p>
      <text:p text:style-name="P5">RAISE</text:p>
      <text:p text:style-name="P5">RECURSIVE</text:p>
      <text:p text:style-name="P5">REFERENCES</text:p>
      <text:p text:style-name="P5">REGEXP</text:p>
      <text:p text:style-name="P5">REINDEX</text:p>
      <text:p text:style-name="P5">RELEASE</text:p>
      <text:p text:style-name="P5">RENAME</text:p>
      <text:p text:style-name="P5">REPLACE</text:p>
      <text:p text:style-name="P5">RESTRICT</text:p>
      <text:p text:style-name="P5">RIGHT</text:p>
      <text:p text:style-name="P5">ROLLBACK</text:p>
      <text:p text:style-name="P5">ROW</text:p>
      <text:p text:style-name="P5">SAVEPOINT</text:p>
      <text:p text:style-name="P5">SELECT</text:p>
      <text:p text:style-name="P5">SET</text:p>
      <text:p text:style-name="P5">TABLE</text:p>
      <text:p text:style-name="P5">TEMP</text:p>
      <text:p text:style-name="P5">TEMPORARY</text:p>
      <text:p text:style-name="P5">THEN</text:p>
      <text:p text:style-name="P5">TO</text:p>
      <text:p text:style-name="P5">TRANSACTION</text:p>
      <text:p text:style-name="P5">TRIGGER</text:p>
      <text:p text:style-name="P5">UNION</text:p>
      <text:p text:style-name="P5">UNIQUE</text:p>
      <text:p text:style-name="P5"><text:soft-page-break/>UPDATE</text:p>
      <text:p text:style-name="P5">USING</text:p>
      <text:p text:style-name="P5">VACUUM</text:p>
      <text:p text:style-name="P5">VALUES</text:p>
      <text:p text:style-name="P5">VIEW</text:p>
      <text:p text:style-name="P5">VIRTUAL</text:p>
      <text:p text:style-name="P5">WHEN</text:p>
      <text:p text:style-name="P5">WHERE</text:p>
      <text:p text:style-name="P5">WITH</text:p>
      <text:p text:style-name="P5">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4</meta:editing-cycles>
    <dc:date>2015-05-26T09:12:06</dc:date>
    <meta:editing-duration>P4DT11H40M45S</meta:editing-duration>
    <meta:document-statistic meta:table-count="3" meta:image-count="0" meta:object-count="0" meta:page-count="19" meta:paragraph-count="612" meta:word-count="2414" meta:character-count="16727" meta:non-whitespace-character-count="14919"/>
  </office:meta>
</office:document-meta>
</file>